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32F000003288A9537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cm" draw:marker-start-width="0.38cm" draw:marker-end-width="0.38cm" draw:fill="solid" draw:fill-color="#000000" draw:opacity="100%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false" fo:min-height="4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middle" draw:auto-grow-width="true" fo:min-height="6.35cm" fo:padding-top="-0.1cm" fo:padding-bottom="0cm" fo:padding-left="0cm" fo:padding-right="0.2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textarea-vertical-align="bottom" draw:auto-grow-width="true" fo:min-height="1.918cm" fo:padding-top="-0.1cm" fo:padding-bottom="0cm" fo:padding-left="0cm" fo:padding-right="0.2cm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auto-grow-width="true" fo:min-height="1.729cm" fo:padding-top="-0.1cm" fo:padding-bottom="0cm" fo:padding-left="0cm" fo:padding-right="0.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Corbel" style:font-pitch="variable" fo:font-size="16pt" fo:letter-spacing="0.035cm" fo:font-weight="normal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font-family="Corbel" style:font-pitch="variable" fo:font-size="16pt" fo:letter-spacing="0.035cm" fo:font-style="italic" fo:font-weight="bold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0cm" fo:margin-right="0cm" fo:text-align="end" fo:text-indent="0cm"/>
      <style:text-properties fo:font-family="Corbel" style:font-pitch="variable" fo:font-size="16pt"/>
    </style:style>
    <style:style style:name="T1" style:family="text">
      <style:text-properties fo:font-family="Corbel" style:font-pitch="variable" fo:font-size="16pt" fo:letter-spacing="0.035cm" fo:font-weight="normal" style:font-size-asian="18pt" style:font-size-complex="18pt"/>
    </style:style>
    <style:style style:name="T2" style:family="text">
      <style:text-properties fo:font-family="Corbel" style:font-pitch="variable" fo:font-size="16pt" fo:letter-spacing="0.035cm" fo:font-style="italic" fo:font-weight="bold"/>
    </style:style>
    <style:style style:name="T3" style:family="text">
      <style:text-properties fo:font-family="Corbel" style:font-pitch="variable" fo:font-size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path draw:style-name="gr1" draw:text-style-name="P1" draw:layer="layout" svg:width="13.999cm" svg:height="1.499cm" svg:x="3.817cm" svg:y="3.13cm" svg:viewBox="0 0 14000 1500" svg:d="m14000 0v1000zm-14000 500h13500z">
            <text:p/>
          </draw:path>
          <draw:path draw:style-name="gr1" draw:text-style-name="P1" draw:layer="layout" svg:width="0.499cm" svg:height="0.499cm" svg:x="17.317cm" svg:y="4.13cm" svg:viewBox="0 0 500 500" svg:d="m500 0c0 276-224 500-500 500">
            <text:p/>
          </draw:path>
          <draw:path draw:style-name="gr1" draw:text-style-name="P1" draw:layer="layout" svg:width="0.499cm" svg:height="0.499cm" svg:x="3.317cm" svg:y="9.88cm" svg:viewBox="0 0 500 500" svg:d="m500 500c-276 0-500-224-500-500">
            <text:p/>
          </draw:path>
          <draw:path draw:style-name="gr1" draw:text-style-name="P1" draw:layer="layout" svg:width="0.499cm" svg:height="0.499cm" svg:x="3.317cm" svg:y="4.63cm" svg:viewBox="0 0 500 500" svg:d="m0 500c0-276 224-500 500-500">
            <text:p/>
          </draw:path>
          <draw:path draw:style-name="gr1" draw:text-style-name="P1" draw:layer="layout" svg:width="0.499cm" svg:height="0.499cm" svg:x="17.317cm" svg:y="10.38cm" svg:viewBox="0 0 500 500" svg:d="m0 0c276 0 500 224 500 500">
            <text:p/>
          </draw:path>
          <draw:line draw:style-name="gr1" draw:text-style-name="P1" draw:layer="layout" svg:x1="3.317cm" svg:y1="5.13cm" svg:x2="3.317cm" svg:y2="9.88cm">
            <text:p/>
          </draw:line>
          <draw:path draw:style-name="gr1" draw:text-style-name="P1" draw:layer="layout" svg:width="13.999cm" svg:height="8.999cm" svg:x="3.817cm" svg:y="10.38cm" svg:viewBox="0 0 14000 9000" svg:d="m0 0h13500zm500 500v8500z">
            <text:p/>
          </draw:path>
          <draw:path draw:style-name="gr1" draw:text-style-name="P1" draw:layer="layout" svg:width="3.499cm" svg:height="4.499cm" svg:x="14.317cm" svg:y="20.13cm" svg:viewBox="0 0 3500 4500" svg:d="m3500 0v4500zm-3500-4500v4500z">
            <text:p/>
          </draw:path>
          <draw:path draw:style-name="gr2" draw:text-style-name="P1" draw:layer="layout" svg:width="3.549cm" svg:height="1.774cm" svg:x="14.292cm" svg:y="24.63cm" svg:viewBox="0 0 3550 1775" svg:d="m3550 0c0 245-50 478-140 691-89 212-219 403-380 564s-352 291-564 380c-213 90-446 140-691 140s-478-50-691-140c-212-89-403-219-564-380s-291-352-380-564c-90-213-140-446-140-691h25 25c0 238 48 465 136 671 87 207 213 392 369 549s342 282 549 369c206 88 433 136 671 136s465-48 671-136c207-87 392-213 549-369s282-342 369-549c88-206 136-433 136-671h25z">
            <text:p/>
          </draw:path>
          <draw:frame draw:style-name="gr3" draw:text-style-name="P1" draw:layer="layout" svg:width="4.28cm" svg:height="4.25cm" svg:x="3.817cm" svg:y="5.13cm">
            <draw:image xlink:href="Pictures/100000000000032F000003288A9537E8.png" xlink:type="simple" xlink:show="embed" xlink:actuate="onLoad">
              <text:p/>
            </draw:image>
          </draw:frame>
          <draw:frame draw:style-name="gr4" draw:text-style-name="P3" draw:layer="layout" svg:width="4.5cm" svg:height="0.941cm" svg:x="3.707cm" svg:y="9.43cm">
            <draw:text-box>
              <text:p text:style-name="P2"><text:span text:style-name="T1">Diplomarbeit</text:span></text:p>
            </draw:text-box>
          </draw:frame>
          <draw:frame draw:style-name="gr5" draw:text-style-name="P4" draw:layer="layout" svg:width="10cm" svg:height="4.75cm" svg:x="7.817cm" svg:y="5.13cm">
            <draw:text-box>
              <text:p text:style-name="P2"><text:span text:style-name="T2">TITEL</text:span></text:p>
              <text:p text:style-name="P2"><text:span text:style-name="T2"/></text:p>
              <text:p text:style-name="P2"><text:span text:style-name="T2">Johannes Held</text:span></text:p>
            </draw:text-box>
          </draw:frame>
          <draw:path draw:style-name="gr1" draw:text-style-name="P1" draw:layer="layout" svg:width="3.499cm" svg:height="6.249cm" svg:x="10.07cm" svg:y="20.13cm" svg:viewBox="0 0 3500 6250" svg:d="m3497 0v6200zm3-6200-3500 6250zm3497-3150h-1730z">
            <text:p/>
          </draw:path>
          <draw:path draw:style-name="gr1" draw:text-style-name="P1" draw:layer="layout" svg:width="3.499cm" svg:height="6.249cm" svg:x="9.317cm" svg:y="20.13cm" svg:viewBox="0 0 3500 6250" svg:d="m0 3100h1770zm-1770 3150v-6250zm0 0h3500z">
            <text:p/>
          </draw:path>
          <draw:frame draw:style-name="gr6" draw:text-style-name="P6" draw:layer="layout" svg:width="5.616cm" svg:height="6.25cm" svg:x="3.701cm" svg:y="20.13cm">
            <draw:text-box>
              <text:p text:style-name="P5"><text:span text:style-name="T3">Department Informatik</text:span></text:p>
              <text:p text:style-name="P5"><text:span text:style-name="T3">Technische Fakultät</text:span></text:p>
            </draw:text-box>
          </draw:frame>
          <draw:frame draw:style-name="gr7" draw:text-style-name="P6" draw:layer="layout" svg:width="7.521cm" svg:height="1.818cm" svg:x="1.796cm" svg:y="24.562cm">
            <draw:text-box>
              <text:p text:style-name="P5"><text:span text:style-name="T3">Friedrich-Alexander-Universität</text:span><text:span text:style-name="T3"><text:line-break/></text:span><text:span text:style-name="T3">Erlangen-Nürnberg</text:span></text:p>
            </draw:text-box>
          </draw:frame>
          <draw:frame draw:style-name="gr8" draw:text-style-name="P6" draw:layer="layout" svg:width="6.158cm" svg:height="1.629cm" svg:x="3.159cm" svg:y="20.13cm">
            <draw:text-box>
              <text:p text:style-name="P5"><text:span text:style-name="T3">Lehrstuhl für Informatik 6</text:span><text:span text:style-name="T3"><text:line-break/></text:span><text:span text:style-name="T3">(Datenmanagement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Stefan Goldbach</meta:initial-creator>
    <meta:creation-date>2007-10-16T17:04:19</meta:creation-date>
    <dc:date>2010-03-02T12:22:06</dc:date>
    <meta:editing-cycles>10</meta:editing-cycles>
    <meta:editing-duration>PT06H38M11S</meta:editing-duration>
    <dc:creator>Johannes Held</dc:creator>
    <meta:document-statistic meta:object-count="18"/>
    <meta:user-defined meta:name="Info 1"/>
    <meta:user-defined meta:name="Info 2"/>
    <meta:user-defined meta:name="Info 3"/>
    <meta:user-defined meta:name="Info 4"/>
  </office:meta>
</office:document-meta>
</file>